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 style:list-style-name="WWNum4">
      <style:paragraph-properties fo:margin-left="0.5in" fo:margin-right="0in" fo:margin-top="0in" fo:margin-bottom="0in" loext:contextual-spacing="true" fo:line-height="150%" fo:text-align="justify" style:justify-single-word="false" fo:text-indent="-0.25in" style:auto-text-indent="false"/>
    </style:style>
    <style:style style:name="P2" style:family="paragraph" style:parent-style-name="Standard" style:list-style-name="WWNum2">
      <style:paragraph-properties fo:margin-left="0.5in" fo:margin-right="0in" fo:margin-top="0in" fo:margin-bottom="0in" loext:contextual-spacing="true" fo:line-height="150%" fo:text-align="justify" style:justify-single-word="false" fo:text-indent="-0.25in" style:auto-text-indent="false"/>
    </style:style>
    <style:style style:name="P3" style:family="paragraph" style:parent-style-name="Standard" style:list-style-name="WWNum1">
      <style:paragraph-properties fo:margin-left="0.5in" fo:margin-right="0in" fo:margin-top="0in" fo:margin-bottom="0in" loext:contextual-spacing="true" fo:line-height="150%" fo:text-align="justify" style:justify-single-word="false" fo:text-indent="-0.25in" style:auto-text-indent="false"/>
    </style:style>
    <style:style style:name="P4" style:family="paragraph" style:parent-style-name="Standard" style:list-style-name="WWNum3">
      <style:paragraph-properties fo:margin-left="0.5in" fo:margin-right="0in" fo:margin-top="0in" fo:margin-bottom="0in" loext:contextual-spacing="true" fo:line-height="150%" fo:text-align="justify" style:justify-single-word="false" fo:text-indent="-0.25in" style:auto-text-indent="false"/>
    </style:style>
    <style:style style:name="P5" style:family="paragraph" style:parent-style-name="Standard" style:list-style-name="WWNum4">
      <style:paragraph-properties fo:margin-left="1in" fo:margin-right="0in" fo:margin-top="0in" fo:margin-bottom="0in" loext:contextual-spacing="true" fo:line-height="150%" fo:text-align="justify" style:justify-single-word="false" fo:text-indent="-0.25in" style:auto-text-indent="false"/>
    </style:style>
    <style:style style:name="P6" style:family="paragraph" style:parent-style-name="Standard" style:list-style-name="WWNum2">
      <style:paragraph-properties fo:margin-left="1in" fo:margin-right="0in" fo:margin-top="0in" fo:margin-bottom="0in" loext:contextual-spacing="true" fo:line-height="150%" fo:text-align="justify" style:justify-single-word="false" fo:text-indent="-0.25in" style:auto-text-indent="false"/>
    </style:style>
    <style:style style:name="P7" style:family="paragraph" style:parent-style-name="Standard" style:list-style-name="WWNum1">
      <style:paragraph-properties fo:margin-left="1in" fo:margin-right="0in" fo:margin-top="0in" fo:margin-bottom="0in" loext:contextual-spacing="true" fo:line-height="150%" fo:text-align="justify" style:justify-single-word="false" fo:text-indent="-0.25in" style:auto-text-indent="false"/>
    </style:style>
    <style:style style:name="P8" style:family="paragraph" style:parent-style-name="Standard" style:list-style-name="WWNum3">
      <style:paragraph-properties fo:margin-left="1in" fo:margin-right="0in" fo:margin-top="0in" fo:margin-bottom="0in" loext:contextual-spacing="true" fo:line-height="150%" fo:text-align="justify" style:justify-single-word="false" fo:text-indent="-0.25in" style:auto-text-indent="false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/>
    </style:style>
    <style:style style:name="P10" style:family="paragraph" style:parent-style-name="Standard">
      <style:paragraph-properties fo:margin-top="0in" fo:margin-bottom="0in" loext:contextual-spacing="false" fo:line-height="150%" fo:text-align="justify" style:justify-single-word="false"/>
    </style:style>
    <style:style style:name="P11" style:family="paragraph" style:parent-style-name="Heading_20_2">
      <style:paragraph-properties fo:margin-top="0.25in" fo:margin-bottom="0.0835in" loext:contextual-spacing="false" fo:line-height="150%" fo:text-align="justify" style:justify-single-word="false"/>
    </style:style>
    <style:style style:name="P12" style:family="paragraph" style:parent-style-name="Heading_20_2" style:master-page-name="Standard">
      <style:paragraph-properties fo:margin-top="0.25in" fo:margin-bottom="0.0835in" loext:contextual-spacing="false" fo:line-height="150%" fo:text-align="justify" style:justify-single-word="false" style:page-number="1"/>
    </style:style>
    <style:style style:name="P13" style:family="paragraph" style:parent-style-name="Heading_20_2">
      <style:paragraph-properties fo:margin-left="0in" fo:margin-right="0in" fo:margin-top="0.25in" fo:margin-bottom="0.0835in" loext:contextual-spacing="false" fo:line-height="150%" fo:text-align="justify" style:justify-single-word="false" fo:text-indent="0in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bookmark text:name="_i2x8ydrjmd16"/>Historie vývoje OS</text:p>
      <text:list xml:id="list5555013184304579959" text:style-name="WWNum4">
        <text:list-item>
          <text:p text:style-name="P1"><text:span text:style-name="T1">IO</text:span>(input/output)<text:span text:style-name="T1"> systémy</text:span> na čtení a zápis na děrné štítky a pásky</text:p>
        </text:list-item>
        <text:list-item>
          <text:p text:style-name="P1"><text:span text:style-name="T1">UNIX, Multics a VMS (70. léta)</text:span></text:p>
          <text:list>
            <text:list-item>
              <text:p text:style-name="P5">Unix - jednoduchost, nezávislost na HW</text:p>
            </text:list-item>
          </text:list>
        </text:list-item>
        <text:list-item>
          <text:p text:style-name="P1"><text:span text:style-name="T1">MacOS, CP/M, DOS a UN*Xy (80. léta)</text:span></text:p>
          <text:list>
            <text:list-item>
              <text:p text:style-name="P5">MacOS - první GUI systém</text:p>
            </text:list-item>
            <text:list-item>
              <text:p text:style-name="P5">DOS - nejrozšířenější, nízká cena, agresivní marketing</text:p>
            </text:list-item>
          </text:list>
        </text:list-item>
        <text:list-item>
          <text:p text:style-name="P1"><text:span text:style-name="T1">Windows, Linuxu (90. léta)</text:span></text:p>
          <text:list>
            <text:list-item>
              <text:p text:style-name="P5">Windows vytváří téměř monopol a vstupuje i na trh serverů</text:p>
            </text:list-item>
            <text:list-item>
              <text:p text:style-name="P5">Za UNIX nastupuje Linux</text:p>
            </text:list-item>
          </text:list>
        </text:list-item>
      </text:list>
      <text:p text:style-name="P9"/>
      <text:p text:style-name="P11"><text:bookmark text:name="_6vamnyy7vogp"/>Druhy OS (W, Linux, iOS,...)</text:p>
      <text:list xml:id="list294943978650070866" text:style-name="WWNum2">
        <text:list-item>
          <text:p text:style-name="P2">Windows</text:p>
          <text:list>
            <text:list-item>
              <text:p text:style-name="P6">Ovládá většinu trhu</text:p>
            </text:list-item>
            <text:list-item>
              <text:p text:style-name="P6">Počítačové hry, pracovní stanice, domácí pc</text:p>
            </text:list-item>
            <text:list-item>
              <text:p text:style-name="P6">Obecné užití</text:p>
            </text:list-item>
          </text:list>
        </text:list-item>
        <text:list-item>
          <text:p text:style-name="P2">Linux</text:p>
          <text:list>
            <text:list-item>
              <text:p text:style-name="P6">Ovládá trh se servery</text:p>
            </text:list-item>
            <text:list-item>
              <text:p text:style-name="P6">Zdarma</text:p>
            </text:list-item>
            <text:list-item>
              <text:p text:style-name="P6">Spousta verzí (distribucí) systému</text:p>
            </text:list-item>
          </text:list>
        </text:list-item>
        <text:list-item>
          <text:p text:style-name="P2">MacOS</text:p>
          <text:list>
            <text:list-item>
              <text:p text:style-name="P6">Přímý konkurent windowsu</text:p>
            </text:list-item>
            <text:list-item>
              <text:p text:style-name="P6">Je postaven na UNIXu</text:p>
            </text:list-item>
            <text:list-item>
              <text:p text:style-name="P6">Obecné užití</text:p>
            </text:list-item>
            <text:list-item>
              <text:p text:style-name="P6">Populární a dostupnější spíš v Americe</text:p>
            </text:list-item>
          </text:list>
        </text:list-item>
        <text:list-item>
          <text:p text:style-name="P2"><text:soft-page-break/>Android</text:p>
          <text:list>
            <text:list-item>
              <text:p text:style-name="P6">Operační systém pro mobily</text:p>
            </text:list-item>
            <text:list-item>
              <text:p text:style-name="P6">Open source</text:p>
            </text:list-item>
            <text:list-item>
              <text:p text:style-name="P6">Založený na linuxovém jádru</text:p>
            </text:list-item>
          </text:list>
        </text:list-item>
        <text:list-item>
          <text:p text:style-name="P2">iOS</text:p>
          <text:list>
            <text:list-item>
              <text:p text:style-name="P6">Opereční systém pro mobily od Applu</text:p>
            </text:list-item>
            <text:list-item>
              <text:p text:style-name="P6">Dostupný na zařízeních iPhone</text:p>
            </text:list-item>
          </text:list>
        </text:list-item>
      </text:list>
      <text:p text:style-name="P13"><text:bookmark text:name="_phf0etevnc3f"/>Programové vybavení – software</text:p>
      <text:list xml:id="list8676427375704368852" text:style-name="WWNum1">
        <text:list-item>
          <text:p text:style-name="P3">Windows</text:p>
          <text:list>
            <text:list-item>
              <text:p text:style-name="P7">Je použitelný pro jakoukoliv činnost</text:p>
            </text:list-item>
            <text:list-item>
              <text:p text:style-name="P7">Vše lze jednodušše nainstalovat</text:p>
            </text:list-item>
            <text:list-item>
              <text:p text:style-name="P7">Prakticky veškerý software je na Windows dostupný</text:p>
            </text:list-item>
            <text:list-item>
              <text:p text:style-name="P7">Lze použít pro práci i zábavu</text:p>
            </text:list-item>
          </text:list>
        </text:list-item>
        <text:list-item>
          <text:p text:style-name="P3">MacOS</text:p>
          <text:list>
            <text:list-item>
              <text:p text:style-name="P7">Velká dostupnost aplikací</text:p>
            </text:list-item>
            <text:list-item>
              <text:p text:style-name="P7">Jsou dostupné především přes oficiální store</text:p>
            </text:list-item>
          </text:list>
        </text:list-item>
        <text:list-item>
          <text:p text:style-name="P3">Linux</text:p>
          <text:list>
            <text:list-item>
              <text:p text:style-name="P7">Především opensource, free a platformě nezávislé aplikace vyvíjeny jednotlivcem nebo komunitou</text:p>
            </text:list-item>
            <text:list-item>
              <text:p text:style-name="P7">Hodně se jako GUI aplikací využívá terminál a to především u serverových aplikací</text:p>
            </text:list-item>
          </text:list>
        </text:list-item>
      </text:list>
      <text:p text:style-name="P11"><text:bookmark text:name="_44zlf9aj4thd"/>Struktura, verze</text:p>
      <text:list xml:id="list5380088375867667964" text:style-name="WWNum3">
        <text:list-item>
          <text:p text:style-name="P4">Windows</text:p>
          <text:list>
            <text:list-item>
              <text:p text:style-name="P8">XP</text:p>
            </text:list-item>
            <text:list-item>
              <text:p text:style-name="P8">Vista</text:p>
            </text:list-item>
            <text:list-item>
              <text:p text:style-name="P8">7</text:p>
            </text:list-item>
            <text:list-item>
              <text:p text:style-name="P8">8 a 8.1</text:p>
            </text:list-item>
            <text:list-item>
              <text:p text:style-name="P8">10</text:p>
            </text:list-item>
          </text:list>
        </text:list-item>
        <text:list-item>
          <text:p text:style-name="P4"><text:soft-page-break/>MacOS</text:p>
          <text:list>
            <text:list-item>
              <text:p text:style-name="P8">Mac OS X 10.0 </text:p>
            </text:list-item>
            <text:list-item>
              <text:p text:style-name="P8">Mac OS X 10.1 </text:p>
            </text:list-item>
            <text:list-item>
              <text:p text:style-name="P8">Mac OS X 10.2 </text:p>
            </text:list-item>
            <text:list-item>
              <text:p text:style-name="P8">Mac OS X Panther </text:p>
            </text:list-item>
            <text:list-item>
              <text:p text:style-name="P8">Mac OS X Tiger </text:p>
            </text:list-item>
            <text:list-item>
              <text:p text:style-name="P8">Mac OS X Leopard </text:p>
            </text:list-item>
            <text:list-item>
              <text:p text:style-name="P8">Mac OS X Snow Leopard </text:p>
            </text:list-item>
            <text:list-item>
              <text:p text:style-name="P8">Mac OS X Lion </text:p>
            </text:list-item>
            <text:list-item>
              <text:p text:style-name="P8">OS X Mountain Lion </text:p>
            </text:list-item>
            <text:list-item>
              <text:p text:style-name="P8">OS X Mavericks </text:p>
            </text:list-item>
            <text:list-item>
              <text:p text:style-name="P8">OS X Yosemite </text:p>
            </text:list-item>
            <text:list-item>
              <text:p text:style-name="P8">OS X El Capitan </text:p>
            </text:list-item>
            <text:list-item>
              <text:p text:style-name="P8">macOS Sierra </text:p>
            </text:list-item>
            <text:list-item>
              <text:p text:style-name="P8">macOS High Sierra </text:p>
            </text:list-item>
          </text:list>
        </text:list-item>
        <text:list-item>
          <text:p text:style-name="P4">Linux</text:p>
          <text:list>
            <text:list-item>
              <text:p text:style-name="P8">Verze jádra, jednotlivých balíčků a uživatelských prostředí</text:p>
            </text:list-item>
            <text:list-item>
              <text:p text:style-name="P8">Distribuce mají své verzování</text:p>
            </text:list-item>
          </text:list>
        </text:list-item>
      </text:list>
      <text:p text:style-name="P11"><text:bookmark text:name="_nb80es9hhfby"/>Operační systém</text:p>
      <text:p text:style-name="P10">Je software který je uveden do chodu při zapnutí PC a tvoří vrstvu, která komunikuje s hardwarem, aplikacemi a uživatelem. Spravuje všechny aplikace a stará se o veškerý vstup od uživatele a posílá dál příkazy hardwaru.</text:p>
      <text:p text:style-name="P11"><text:bookmark text:name="_klb10dkvlp3g"/>PDA</text:p>
      <text:p text:style-name="P10">Personal digital assistant je předchůdce smartphonů. Sloužily jako osobní organizéry. Většina se mohla připojit na internet, přehrávat hudbu a většina z nich implementovala i dotykové displaye, takže v mnoha ohledech určovaly trend pro zrod smartphonů.</text:p>
      <text:p text:style-name="P11"><text:bookmark text:name="_47lywqpxva3t"/>MDA</text:p>
      <text:p text:style-name="P10">Mobile Digital Assistant je přístroj slučující funkce PDA a mobilního telefonu. Typický přístroj této kategorie má chytrý operační systém , který umožňuje spolu s nainstalovaným softwarem číst a editovat běžné kancelářské dokumenty, spravovat e-mailovou komunikaci, vést si podrobný kalendář a adresář kontaktů a tyto data také synchronizovat se stolním počítačem.</text:p>
      <text:p text:style-name="P11"><text:bookmark text:name="_vkuyr5q3k7tx"/>Pracovní stanice (workstation)</text:p>
      <text:p text:style-name="P10">Jsou počítače, které jsou určeny především k práci se softwarem, který má větší nároky na hardware. Bývá o něco větší než standardní počítače kvůli dodatečnému napájení nebo chlazení. </text:p>
      <text:p text:style-name="P11"><text:bookmark text:name="_mbq694xavwaz"/><text:soft-page-break/>Sálové počítače(mainframe)</text:p>
      <text:p text:style-name="P10">V dnešní době se jedná o více počítačů spojených do jednoho pro účely hostingu serverů, těžení krypto měn, render farem nebo cloudového uložiště.</text:p>
      <text:p text:style-name="P11"><text:bookmark text:name="_i8vpy6lr6xtt"/>Superpočítače</text:p>
      <text:p text:style-name="P10">Spojení mnoha počítačů dohromady pro dosažení obrovských rychlostí výpočtů. Využívá se pro <text:s/>výzkum vědeckých oborů, lékařství nebo třeba krypto analýzu. Máme jeden v Ostravě. V podstatě všechny superpočítače běží podle serveru TOP500 na Linuxu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 fo:font-weight="bold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80" meta:word-count="544" meta:character-count="3140" meta:non-whitespace-character-count="2723"/>
    <meta:generator>LibreOfficeDev/5.1.0.3$Linux_X86_64 LibreOffice_project/</meta:generator>
  </office:meta>
</office:document-meta>
</file>